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1">
            <text:p>Onega_Peninsula-1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240.0">
            <text:p>5240.0</text:p>
          </table:table-cell>
          <table:table-cell office:value-type="float" office:value="243.84">
            <text:p>243.84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6.0">
            <text:p>6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4">
            <text:p>Onega_Peninsula-4</text:p>
          </table:table-cell>
          <table:table-cell office:value-type="float" office:value="64.24">
            <text:p>64.24</text:p>
          </table:table-cell>
          <table:table-cell office:value-type="float" office:value="38.3">
            <text:p>38.3</text:p>
          </table:table-cell>
          <table:table-cell office:value-type="float" office:value="8265.0">
            <text:p>8265.0</text:p>
          </table:table-cell>
          <table:table-cell office:value-type="float" office:value="461.58">
            <text:p>461.58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40.0">
            <text:p>40.0</text:p>
          </table:table-cell>
          <table:table-cell office:value-type="float" office:value="0.9669539802906858">
            <text:p>0.9669539802906858</text:p>
          </table:table-cell>
          <table:table-cell office:value-type="float" office:value="0.9669539802906858">
            <text:p>0.9669539802906858</text:p>
          </table:table-cell>
          <table:table-cell office:value-type="string" office:value="KoshechkinEtal1973,BaranskayaEtal2018">
            <text:p>KoshechkinEtal1973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2">
            <text:p>Onega_Peninsula-2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600.0">
            <text:p>5600.0</text:p>
          </table:table-cell>
          <table:table-cell office:value-type="float" office:value="286.28">
            <text:p>286.28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Onega_Peninsula-3">
            <text:p>Onega_Peninsula-3</text:p>
          </table:table-cell>
          <table:table-cell office:value-type="float" office:value="64.48">
            <text:p>64.48</text:p>
          </table:table-cell>
          <table:table-cell office:value-type="float" office:value="37.05">
            <text:p>37.05</text:p>
          </table:table-cell>
          <table:table-cell office:value-type="float" office:value="5940.0">
            <text:p>5940.0</text:p>
          </table:table-cell>
          <table:table-cell office:value-type="float" office:value="286.28">
            <text:p>286.28</text:p>
          </table:table-cell>
          <table:table-cell office:value-type="string" office:value="nd">
            <text:p>nd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8.0">
            <text:p>8.0</text:p>
          </table:table-cell>
          <table:table-cell office:value-type="float" office:value="5.100990099970789">
            <text:p>5.100990099970789</text:p>
          </table:table-cell>
          <table:table-cell office:value-type="float" office:value="5.100990099970789">
            <text:p>5.100990099970789</text:p>
          </table:table-cell>
          <table:table-cell office:value-type="string" office:value="BoyarskayaEtal1986,BaranskayaEtal2018">
            <text:p>BoyarskayaEtal1986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40">
            <text:p>GIN-14440</text:p>
          </table:table-cell>
          <table:table-cell office:value-type="float" office:value="64.78">
            <text:p>64.78</text:p>
          </table:table-cell>
          <table:table-cell office:value-type="float" office:value="38.45">
            <text:p>38.45</text:p>
          </table:table-cell>
          <table:table-cell office:value-type="float" office:value="4962.99">
            <text:p>4962.99</text:p>
          </table:table-cell>
          <table:table-cell office:value-type="float" office:value="125.42">
            <text:p>125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7">
            <text:p>10.7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9">
            <text:p>GIN-14439</text:p>
          </table:table-cell>
          <table:table-cell office:value-type="float" office:value="64.78">
            <text:p>64.78</text:p>
          </table:table-cell>
          <table:table-cell office:value-type="float" office:value="38.44">
            <text:p>38.44</text:p>
          </table:table-cell>
          <table:table-cell office:value-type="float" office:value="3942.99">
            <text:p>3942.99</text:p>
          </table:table-cell>
          <table:table-cell office:value-type="float" office:value="125.42">
            <text:p>125.42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0.5">
            <text:p>10.5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8">
            <text:p>GIN-14438</text:p>
          </table:table-cell>
          <table:table-cell office:value-type="float" office:value="64.78">
            <text:p>64.78</text:p>
          </table:table-cell>
          <table:table-cell office:value-type="float" office:value="38.45">
            <text:p>38.45</text:p>
          </table:table-cell>
          <table:table-cell office:value-type="float" office:value="3522.99">
            <text:p>3522.99</text:p>
          </table:table-cell>
          <table:table-cell office:value-type="float" office:value="122.6">
            <text:p>122.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9.2">
            <text:p>9.2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37">
            <text:p>GIN-14437</text:p>
          </table:table-cell>
          <table:table-cell office:value-type="float" office:value="64.79">
            <text:p>64.79</text:p>
          </table:table-cell>
          <table:table-cell office:value-type="float" office:value="38.46">
            <text:p>38.46</text:p>
          </table:table-cell>
          <table:table-cell office:value-type="float" office:value="2182.99">
            <text:p>2182.99</text:p>
          </table:table-cell>
          <table:table-cell office:value-type="float" office:value="122.6">
            <text:p>122.6</text:p>
          </table:table-cell>
          <table:table-cell office:value-type="string" office:value="gyttja">
            <text:p>gyttja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8">
            <text:p>7.8</text:p>
          </table:table-cell>
          <table:table-cell office:value-type="float" office:value="4.326424496336438">
            <text:p>4.326424496336438</text:p>
          </table:table-cell>
          <table:table-cell office:value-type="float" office:value="4.326424496336438">
            <text:p>4.326424496336438</text:p>
          </table:table-cell>
          <table:table-cell office:value-type="string" office:value="RepkinaEtal,BaranskayaEtal2018">
            <text:p>RepkinaEtal,BaranskayaEtal2018</text:p>
          </table:table-cell>
        </table:table-row>
        <table:table-row>
          <table:table-cell office:value-type="string" office:value="Onega_Peninsula">
            <text:p>Onega_Peninsula</text:p>
          </table:table-cell>
          <table:table-cell office:value-type="string" office:value="radiocarbon">
            <text:p>radiocarbon</text:p>
          </table:table-cell>
          <table:table-cell office:value-type="string" office:value="GIN-14441">
            <text:p>GIN-14441</text:p>
          </table:table-cell>
          <table:table-cell office:value-type="float" office:value="64.78">
            <text:p>64.78</text:p>
          </table:table-cell>
          <table:table-cell office:value-type="float" office:value="38.47">
            <text:p>38.47</text:p>
          </table:table-cell>
          <table:table-cell office:value-type="float" office:value="2482.99">
            <text:p>2482.99</text:p>
          </table:table-cell>
          <table:table-cell office:value-type="float" office:value="128.96">
            <text:p>128.96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5.23315">
            <text:p>5.23315</text:p>
          </table:table-cell>
          <table:table-cell office:value-type="float" office:value="4.301162633521313">
            <text:p>4.301162633521313</text:p>
          </table:table-cell>
          <table:table-cell office:value-type="float" office:value="4.301162633521313">
            <text:p>4.301162633521313</text:p>
          </table:table-cell>
          <table:table-cell office:value-type="string" office:value="RepkinaEtal,BaranskayaEtal2018">
            <text:p>RepkinaEtal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